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db64" officeooo:paragraph-rsid="0009db64"/>
    </style:style>
    <style:style style:name="P2" style:family="paragraph" style:parent-style-name="Standard">
      <style:text-properties fo:font-size="16pt" fo:font-weight="bold" officeooo:rsid="0009db64" officeooo:paragraph-rsid="0009db64" style:font-size-asian="16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 style:text-overline-style="solid" style:text-overline-width="auto" style:text-ov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text-overline-style="solid" style:text-overline-width="auto" style:text-overline-color="font-color"/>
    </style:style>
    <style:style style:name="T6" style:family="text">
      <style:text-properties style:text-underline-styl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ona (#<text:span text:style-name="T1">DNI</text:span>, nombre, apellido1, apellido2, <text:span text:style-name="T5">DNI_padre</text:span><text:span text:style-name="T6">, </text:span><text:span text:style-name="T5">DNI_madre)</text:span></text:p>
      <text:p text:style-name="P1"><text:span text:style-name="T6"/></text:p>
      <text:p text:style-name="P2"><text:span text:style-name="T6">Claves foráneas</text:span></text:p>
      <text:p text:style-name="P1"><text:span text:style-name="T6"/></text:p>
      <text:p text:style-name="P1"><text:span text:style-name="T6">Persona (</text:span><text:span text:style-name="T5">DNI_padre</text:span><text:span text:style-name="T6">) → Persona (</text:span><text:span text:style-name="T2">#DNI</text:span><text:span text:style-name="T6">)</text:span></text:p>
      <text:p text:style-name="P1"><text:span text:style-name="T6"/></text:p>
      <text:p text:style-name="P1"><text:span text:style-name="T6">Persona (</text:span><text:span text:style-name="T5">DNI_madre</text:span><text:span text:style-name="T6">) → Persona (</text:span><text:span text:style-name="T2">#DNI)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0T18:51:19.264000000</meta:creation-date>
    <dc:date>2025-11-10T19:03:03.904000000</dc:date>
    <meta:editing-duration>PT11M44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4" meta:word-count="19" meta:character-count="153" meta:non-whitespace-character-count="138"/>
  </office:meta>
</office:document-meta>
</file>